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08c59" officeooo:paragraph-rsid="00008c59"/>
    </style:style>
    <style:style style:name="P2" style:family="paragraph" style:parent-style-name="Standard" style:list-style-name="L1">
      <style:text-properties officeooo:rsid="00008c59" officeooo:paragraph-rsid="00008c5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equentialism</text:p>
      <text:p text:style-name="P1"/>
      <text:list xml:id="list7567500112174665304" text:style-name="L1">
        <text:list-item>
          <text:p text:style-name="P2">Moral integrity is defined by if the action's consequences <text:span text:style-name="T1">expected value </text:span><text:span text:style-name="T2">(what a reasonable actor would believe is the probable outcome) is the highest out of all the possible options.</text:span></text:p>
        </text:list-item>
        <text:list-item>
          <text:p text:style-name="P2"><text:span text:style-name="T2">Complications</text:span></text:p>
          <text:list>
            <text:list-item>
              <text:p text:style-name="P2"><text:span text:style-name="T2">It is unreasonable to do calculations of expected value and all the related things every time one must make a potentially moral or immoral decision</text:span></text:p>
            </text:list-item>
            <text:list-item>
              <text:p text:style-name="P2"><text:span text:style-name="T2">Therefore, consequentialism allows for the usage of </text:span><text:span text:style-name="T1">secondary rules</text:span><text:span text:style-name="T2">, which are guiding principles which tend to produce the highest expected value</text:span></text:p>
              <text:list>
                <text:list-item>
                  <text:p text:style-name="P2"><text:span text:style-name="T2">These rules are generally agreed upon, and keep society stable</text:span></text:p>
                </text:list-item>
                <text:list-item>
                  <text:p text:style-name="P2"><text:span text:style-name="T2">Car example</text:span></text:p>
                  <text:list>
                    <text:list-item>
                      <text:p text:style-name="P2"><text:span text:style-name="T2">Keeps society in order by making sure that people stay on the right side of the road (</text:span><text:span text:style-name="T1">generally agreed upon</text:span><text:span text:style-name="T2">) and that they should stay at a particular speed</text:span></text:p>
                    </text:list-item>
                    <text:list-item>
                      <text:p text:style-name="P2"><text:span text:style-name="T2">With just a one-rule system, this would not happen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2">Allows for easy balancing of moral consequences with the expected value system</text:span></text:p>
        </text:list-item>
        <text:list-item>
          <text:p text:style-name="P2"><text:span text:style-name="T2">Problems</text:span></text:p>
          <text:list>
            <text:list-item>
              <text:p text:style-name="P2"><text:span text:style-name="T2">Many argue that consequentialist theories sometimes require one to perform an intrinsically immoral action</text:span></text:p>
              <text:list>
                <text:list-item>
                  <text:p text:style-name="P2"><text:span text:style-name="T2">Secondary rules aid with this, in addition to the thought that the world would in the end be a much better place if we didn't do that (maybe not in the short term)</text:span></text:p>
                  <text:list>
                    <text:list-item>
                      <text:p text:style-name="P2"><text:span text:style-name="T2">Some may say that this reasoning has a morally correct ends, but not the correct means of getting there</text:span></text:p>
                    </text:list-item>
                  </text:list>
                </text:list-item>
                <text:list-item>
                  <text:p text:style-name="P2"><text:span text:style-name="T2">Consequentialism acknowledges the practical difficulty of following the rules of it exactly</text:span></text:p>
                </text:list-item>
                <text:list-item>
                  <text:p text:style-name="P2"><text:span text:style-name="T2">Another criticism of consequentialism is that it demands too much</text:span></text:p>
                  <text:list>
                    <text:list-item>
                      <text:p text:style-name="P2"><text:span text:style-name="T2">With the rules, personal benefit is almost always wrong</text:span></text:p>
                    </text:list-item>
                    <text:list-item>
                      <text:p text:style-name="P2"><text:span text:style-name="T2">It is to be restated that only under utilitarian consequentialism is the standard of good considered additive and equal</text:span></text:p>
                    </text:list-item>
                    <text:list-item>
                      <text:p text:style-name="P2"><text:span text:style-name="T2">Consequentialism in general, though, mostly holds that if something will provide a low amount of detriment to ourselves and a large amount of good to others, we should do it.</text:span></text:p>
                    </text:list-item>
                    <text:list-item>
                      <text:p text:style-name="P2"><text:span text:style-name="T2"/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09:17:10.499693307</meta:creation-date>
    <dc:date>2014-09-25T09:45:46.978135144</dc:date>
    <meta:editing-duration>PT13M26S</meta:editing-duration>
    <meta:editing-cycles>1</meta:editing-cycles>
    <meta:document-statistic meta:table-count="0" meta:image-count="0" meta:object-count="0" meta:page-count="1" meta:paragraph-count="20" meta:word-count="306" meta:character-count="1768" meta:non-whitespace-character-count="1500"/>
    <meta:generator>LibreOffice/4.3.1.2$Linux_X86_64 LibreOffice_project/430m0$Build-2</meta:generator>
  </office:meta>
</office:document-meta>
</file>